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paragraph-rsid="00008d7a"/>
    </style:style>
    <style:style style:name="P2" style:family="paragraph" style:parent-style-name="Standard">
      <style:text-properties officeooo:paragraph-rsid="0001fca6"/>
    </style:style>
    <style:style style:name="P3" style:family="paragraph" style:parent-style-name="Standard">
      <style:text-properties officeooo:paragraph-rsid="00029051"/>
    </style:style>
    <style:style style:name="P4" style:family="paragraph" style:parent-style-name="Standard">
      <style:text-properties officeooo:paragraph-rsid="000346f8"/>
    </style:style>
    <style:style style:name="P5" style:family="paragraph" style:parent-style-name="Standard">
      <style:text-properties officeooo:paragraph-rsid="0004293a"/>
    </style:style>
    <style:style style:name="T1" style:family="text">
      <style:text-properties officeooo:rsid="00008d7a"/>
    </style:style>
    <style:style style:name="T2" style:family="text">
      <style:text-properties officeooo:rsid="0001fca6"/>
    </style:style>
    <style:style style:name="T3" style:family="text">
      <style:text-properties officeooo:rsid="00029051"/>
    </style:style>
    <style:style style:name="T4" style:family="text">
      <style:text-properties officeooo:rsid="000346f8"/>
    </style:style>
    <style:style style:name="T5" style:family="text">
      <style:text-properties officeooo:rsid="000429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st ShowEpisodesOfTheCharacter =</text:span> (string<text:span text:style-name="T4">Character</text:span>, RMDataResults) =&gt; {</text:p>
      <text:p text:style-name="P5"><text:s text:c="2"/><text:span text:style-name="T5">let arrayEpisodesOfTheCharacter = [];</text:span></text:p>
      <text:p text:style-name="Standard"><text:s text:c="2"/>let array<text:span text:style-name="T1">NumberOfEpisodes</text:span> = arrayEpisodesGetNumberOfEpisodes<text:span text:style-name="T1">(RMDataResults)</text:span>;</text:p>
      <text:p text:style-name="P1"><text:s text:c="2"/>let string<text:span text:style-name="T1">Episodes</text:span> = "";</text:p>
      <text:p text:style-name="P4"><text:s text:c="2"/>for (let i=0; i&lt;RMDataResults.length; i++) {</text:p>
      <text:p text:style-name="P4"><text:s text:c="4"/>if ( string<text:span text:style-name="T4">Character</text:span> === RMDataResults[i].name) {</text:p>
      <text:p text:style-name="P5"><text:s text:c="6"/><text:span text:style-name="T5">arrayEpisodesOfTheCharacter</text:span> = RMDataResults[i].episode;</text:p>
      <text:p text:style-name="P1"><text:s text:c="4"/>}</text:p>
      <text:p text:style-name="P1"><text:s text:c="2"/>}</text:p>
      <text:p text:style-name="P1"><text:tab/></text:p>
      <text:p text:style-name="P1"/>
      <text:p text:style-name="P2"><text:s text:c="2"/>for (let i=0; i&lt;array<text:span text:style-name="T1">NumberOfEpisodes </text:span>.length; i++) {</text:p>
      <text:p text:style-name="P3"><text:s text:c="4"/>if (array<text:span text:style-name="T1">NumberOfEpisodes </text:span>.length === 1){ //<text:span text:style-name="T2">si tiene un episodio solamente...</text:span></text:p>
      <text:p text:style-name="P3"><text:s text:c="6"/>string<text:span text:style-name="T1">Episodes</text:span> += array<text:span text:style-name="T1">NumberOfEpisodes</text:span>[i]; // … <text:span text:style-name="T2">lo escribe y nada más</text:span></text:p>
      <text:p text:style-name="Standard"><text:s text:c="6"/></text:p>
      <text:p text:style-name="P3"><text:s text:c="4"/>} else if (i===0) { //<text:span text:style-name="T3">si es el primer episodio</text:span></text:p>
      <text:p text:style-name="P3"><text:s text:c="6"/>string<text:span text:style-name="T1">Episodes</text:span> += array<text:span text:style-name="T1">NumberOfEpisodes</text:span>[i]; // … <text:span text:style-name="T2">lo escribe y nada más</text:span></text:p>
      <text:p text:style-name="P3"><text:s text:c="4"/>} else if (i === (array<text:span text:style-name="T1">NumberOfEpisodes </text:span>.length-1)) { //<text:span text:style-name="T3">si es el último episodio</text:span></text:p>
      <text:p text:style-name="P2"><text:s text:c="6"/>string<text:span text:style-name="T1">Episodes</text:span> += (" y " + array<text:span text:style-name="T1">NumberOfEpisodes</text:span>[i]); </text:p>
      <text:p text:style-name="Standard"><text:s text:c="4"/>} else { //<text:span text:style-name="T3">si es un episodio al medio</text:span></text:p>
      <text:p text:style-name="P2"><text:s text:c="6"/>string<text:span text:style-name="T1">Episodes</text:span> += (", " + array<text:span text:style-name="T1">NumberOfEpisodes</text:span>[i]);</text:p>
      <text:p text:style-name="Standard"><text:s text:c="4"/>}</text:p>
      <text:p text:style-name="Standard"><text:s text:c="2"/>}</text:p>
      <text:p text:style-name="P2"><text:s text:c="2"/>return string<text:span text:style-name="T1">Episodes</text:span>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TakaoPGothic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TakaoPGothic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0:14:55.670338362</meta:creation-date>
    <dc:date>2019-07-21T20:55:50.762697505</dc:date>
    <meta:editing-duration>PT20M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23" meta:character-count="1004" meta:non-whitespace-character-count="821"/>
  </office:meta>
</office:document-meta>
</file>